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403f53" loext:opacity="100%" style:font-name="Droid Sans Mono" fo:font-size="10.5pt" fo:font-weight="normal" fo:background-color="#fbfbfb"/>
    </style:style>
    <style:style style:name="P2" style:family="paragraph" style:parent-style-name="Standard">
      <style:paragraph-properties style:line-height-at-least="0.198in"/>
      <style:text-properties fo:color="#403f53" loext:opacity="100%" style:font-name="Roboto Slab" fo:font-size="12pt" fo:font-weight="normal" fo:background-color="#fbfbfb" style:font-size-asian="12pt" style:font-size-complex="12pt"/>
    </style:style>
    <style:style style:name="P3" style:family="paragraph" style:parent-style-name="Standard">
      <style:text-properties fo:color="#403f53" loext:opacity="100%" style:font-name="Roboto Slab" fo:font-size="12pt" fo:font-weight="normal" officeooo:paragraph-rsid="001ffc64" fo:background-color="#fbfbfb" style:font-size-asian="12pt" style:font-size-complex="12pt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style:font-name="Roboto Slab" fo:font-size="12pt" style:font-size-asian="12pt" style:font-size-complex="12pt"/>
    </style:style>
    <style:style style:name="P6" style:family="paragraph" style:parent-style-name="Standard">
      <style:text-properties style:font-name="Roboto Slab" fo:font-size="12pt" fo:font-weight="bold" officeooo:rsid="001ffc64" officeooo:paragraph-rsid="001ffc64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198in"/>
      <style:text-properties fo:color="#994cc3" loext:opacity="100%" style:font-name="Droid Sans Mono" fo:font-size="10.5pt" fo:font-style="italic" fo:font-weight="normal" fo:background-color="#fbfbfb"/>
    </style:style>
    <style:style style:name="P8" style:family="paragraph" style:parent-style-name="Standard">
      <style:paragraph-properties fo:margin-top="0in" fo:margin-bottom="0.1965in" style:contextual-spacing="false" style:line-height-at-least="0.198in"/>
    </style:style>
    <style:style style:name="P9" style:family="paragraph" style:parent-style-name="Standard">
      <style:paragraph-properties fo:margin-top="0in" fo:margin-bottom="0.1965in" style:contextual-spacing="false" style:line-height-at-least="0.198in"/>
      <style:text-properties style:font-name="Roboto Slab" fo:font-size="12pt" style:font-size-asian="12pt" style:font-size-complex="12pt"/>
    </style:style>
    <style:style style:name="P10" style:family="paragraph" style:parent-style-name="Standard">
      <style:paragraph-properties fo:break-before="column"/>
      <style:text-properties fo:color="#403f53" loext:opacity="100%" style:font-name="Droid Sans Mono" fo:font-size="10.5pt" fo:font-weight="normal" officeooo:paragraph-rsid="001ffc64" fo:background-color="#fbfbfb" style:font-size-asian="12pt" style:font-size-complex="12pt"/>
    </style:style>
    <style:style style:name="P11" style:family="paragraph" style:parent-style-name="Standard">
      <style:paragraph-properties style:writing-mode="lr-tb"/>
      <style:text-properties fo:color="#000000" loext:opacity="100%" style:font-name="Roboto Slab" fo:font-size="12pt" fo:font-weight="bold" officeooo:rsid="001ffc64" officeooo:paragraph-rsid="001ffc64" fo:background-color="#fbfbfb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writing-mode="lr-tb"/>
      <style:text-properties style:font-name="Roboto Slab" fo:font-size="12pt" fo:font-weight="normal" officeooo:rsid="001ffc64" officeooo:paragraph-rsid="001ffc64" style:font-size-asian="12pt" style:font-weight-asian="normal" style:font-size-complex="12pt" style:font-weight-complex="normal"/>
    </style:style>
    <style:style style:name="T1" style:family="text">
      <style:text-properties fo:color="#994cc3" loext:opacity="100%"/>
    </style:style>
    <style:style style:name="T2" style:family="text">
      <style:text-properties fo:color="#994cc3" loext:opacity="100%" fo:font-style="italic"/>
    </style:style>
    <style:style style:name="T3" style:family="text">
      <style:text-properties fo:color="#111111" loext:opacity="100%"/>
    </style:style>
    <style:style style:name="T4" style:family="text">
      <style:text-properties fo:color="#c96765" loext:opacity="100%"/>
    </style:style>
    <style:style style:name="T5" style:family="text">
      <style:text-properties fo:color="#4876d6" loext:opacity="100%"/>
    </style:style>
    <style:style style:name="T6" style:family="text">
      <style:text-properties fo:color="#4876d6" loext:opacity="100%" fo:font-style="italic"/>
    </style:style>
    <style:style style:name="T7" style:family="text">
      <style:text-properties fo:color="#aa0982" loext:opacity="100%"/>
    </style:style>
    <style:style style:name="T8" style:family="text">
      <style:text-properties fo:color="#0c969b" loext:opacity="100%"/>
    </style:style>
    <style:style style:name="T9" style:family="text">
      <style:text-properties fo:color="#939dbb" loext:opacity="100%"/>
    </style:style>
    <style:style style:name="T10" style:family="text">
      <style:text-properties fo:color="#939dbb" loext:opacity="100%" fo:font-style="italic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de :</text:p>
      <text:p text:style-name="P10"><text:span text:style-name="T1">#</text:span><text:span text:style-name="T2">include</text:span><text:span text:style-name="T3">&lt;</text:span><text:span text:style-name="T4">iostream</text:span><text:span text:style-name="T3">&gt;</text:span></text:p>
      <text:p text:style-name="P1"><text:span text:style-name="T1">#</text:span><text:span text:style-name="T2">include</text:span><text:span text:style-name="T3">&lt;</text:span><text:span text:style-name="T4">list</text:span><text:span text:style-name="T3">&gt;</text:span></text:p>
      <text:p text:style-name="P1"><text:span text:style-name="T1">using</text:span> <text:span text:style-name="T1">namespace</text:span> std;</text:p>
      <text:p text:style-name="P4"/>
      <text:p text:style-name="P1"><text:span text:style-name="T2">const</text:span> <text:span text:style-name="T1">int</text:span> <text:span text:style-name="T5">JUGA</text:span><text:span text:style-name="T1">=</text:span><text:span text:style-name="T7">3</text:span>;</text:p>
      <text:p text:style-name="P1"><text:span text:style-name="T2">const</text:span> <text:span text:style-name="T1">int</text:span> <text:span text:style-name="T5">JUGB</text:span><text:span text:style-name="T1">=</text:span><text:span text:style-name="T7">4</text:span>;</text:p>
      <text:p text:style-name="P1"><text:span text:style-name="T2">const</text:span> <text:span text:style-name="T1">int</text:span> <text:span text:style-name="T5">CAPACITY</text:span>[]<text:span text:style-name="T1">=</text:span>{<text:span text:style-name="T5">JUGA</text:span>,<text:span text:style-name="T5">JUGB</text:span>};</text:p>
      <text:p text:style-name="P1"><text:span text:style-name="T2">const</text:span> <text:span text:style-name="T1">int</text:span> <text:span text:style-name="T5">DESIRED_CAP</text:span><text:span text:style-name="T1">=</text:span><text:span text:style-name="T7">2</text:span>;</text:p>
      <text:p text:style-name="P1"><text:span text:style-name="T1">bool</text:span> <text:span text:style-name="T5">visited</text:span>[<text:span text:style-name="T5">JUGA</text:span><text:span text:style-name="T8">+</text:span><text:span text:style-name="T7">1</text:span>][<text:span text:style-name="T5">JUGB</text:span><text:span text:style-name="T8">+</text:span><text:span text:style-name="T7">1</text:span>];</text:p>
      <text:p text:style-name="P4"/>
      <text:p text:style-name="P1"><text:span text:style-name="T1">typedef</text:span> <text:span text:style-name="T1">struct</text:span> <text:span text:style-name="T5">state</text:span>{</text:p>
      <text:p text:style-name="P1"><text:span text:style-name="T1">int</text:span> <text:span text:style-name="T8">jug</text:span>[<text:span text:style-name="T7">2</text:span>];</text:p>
      <text:p text:style-name="P1">}<text:span text:style-name="T5">state</text:span>;</text:p>
      <text:p text:style-name="P1"><text:span text:style-name="T5">list</text:span><text:span text:style-name="T1">&lt;</text:span><text:span text:style-name="T5">state</text:span><text:span text:style-name="T1">&gt;</text:span> <text:span text:style-name="T5">stack</text:span>;</text:p>
      <text:p text:style-name="P8"/>
      <text:p text:style-name="P1"><text:span text:style-name="T1">void</text:span> <text:span text:style-name="T6">push</text:span>(<text:span text:style-name="T1">int</text:span> x,<text:span text:style-name="T1">int</text:span> y){</text:p>
      <text:p text:style-name="P1"><text:span text:style-name="T5">stack</text:span>.<text:span text:style-name="T6">push_front</text:span>(<text:span text:style-name="T5">state</text:span>{{x,y}});</text:p>
      <text:p text:style-name="P1"><text:span text:style-name="T5">cout</text:span><text:span text:style-name="T6">&lt;&lt;</text:span><text:span text:style-name="T3">"</text:span><text:span text:style-name="T7">\t</text:span><text:span text:style-name="T4"> Pushing </text:span><text:span text:style-name="T3">"</text:span><text:span text:style-name="T6">&lt;&lt;</text:span>x<text:span text:style-name="T6">&lt;&lt;</text:span><text:span text:style-name="T3">"</text:span><text:span text:style-name="T4"> </text:span><text:span text:style-name="T3">"</text:span><text:span text:style-name="T6">&lt;&lt;</text:span>y<text:span text:style-name="T6">&lt;&lt;endl</text:span>;</text:p>
      <text:p text:style-name="P1">}</text:p>
      <text:p text:style-name="P4"/>
      <text:p text:style-name="P1"><text:span text:style-name="T1">void</text:span> <text:span text:style-name="T6">empty</text:span>(<text:span text:style-name="T5">state</text:span> a){</text:p>
      <text:p text:style-name="P1"><text:span text:style-name="T2">if</text:span>(a.<text:span text:style-name="T8">jug</text:span>[<text:span text:style-name="T7">0</text:span>]<text:span text:style-name="T1">!=</text:span><text:span text:style-name="T7">0</text:span>)</text:p>
      <text:p text:style-name="P1"><text:span text:style-name="T6">push</text:span>(<text:span text:style-name="T7">0</text:span>,a.<text:span text:style-name="T8">jug</text:span>[<text:span text:style-name="T7">1</text:span>]);</text:p>
      <text:p text:style-name="P4"/>
      <text:p text:style-name="P1"><text:span text:style-name="T2">if</text:span>(a.<text:span text:style-name="T8">jug</text:span>[<text:span text:style-name="T7">1</text:span>]<text:span text:style-name="T1">!=</text:span><text:span text:style-name="T7">0</text:span>)</text:p>
      <text:p text:style-name="P1"><text:span text:style-name="T6">push</text:span>(a.<text:span text:style-name="T8">jug</text:span>[<text:span text:style-name="T7">0</text:span>],<text:span text:style-name="T7">0</text:span>);</text:p>
      <text:p text:style-name="P1">}</text:p>
      <text:p text:style-name="P4"/>
      <text:p text:style-name="P1"><text:span text:style-name="T1">void</text:span> <text:span text:style-name="T6">fill</text:span>(<text:span text:style-name="T5">state</text:span> a){</text:p>
      <text:p text:style-name="P1"><text:span text:style-name="T2">if</text:span>(a.<text:span text:style-name="T8">jug</text:span>[<text:span text:style-name="T7">0</text:span>]<text:span text:style-name="T1">!=</text:span><text:span text:style-name="T5">CAPACITY</text:span>[<text:span text:style-name="T7">0</text:span>])</text:p>
      <text:p text:style-name="P1"><text:span text:style-name="T6">push</text:span>(<text:span text:style-name="T5">CAPACITY</text:span>[<text:span text:style-name="T7">0</text:span>],a.<text:span text:style-name="T8">jug</text:span>[<text:span text:style-name="T7">1</text:span>]);</text:p>
      <text:p text:style-name="P1"><text:span text:style-name="T2">if</text:span>(a.<text:span text:style-name="T8">jug</text:span>[<text:span text:style-name="T7">1</text:span>]<text:span text:style-name="T1">!=</text:span><text:span text:style-name="T5">CAPACITY</text:span>[<text:span text:style-name="T7">1</text:span>])</text:p>
      <text:p text:style-name="P1"><text:span text:style-name="T6">push</text:span>(a.<text:span text:style-name="T8">jug</text:span>[<text:span text:style-name="T7">0</text:span>],<text:span text:style-name="T5">CAPACITY</text:span>[<text:span text:style-name="T7">1</text:span>]);</text:p>
      <text:p text:style-name="P1">}</text:p>
      <text:p text:style-name="P4"/>
      <text:p text:style-name="P1"><text:span text:style-name="T1">void</text:span> <text:span text:style-name="T6">transfer</text:span>(<text:span text:style-name="T5">state</text:span> a){</text:p>
      <text:p text:style-name="P1"><text:span text:style-name="T1">int</text:span> <text:span text:style-name="T5">x</text:span>,<text:span text:style-name="T5">y</text:span>;</text:p>
      <text:p text:style-name="P1"><text:span text:style-name="T2">if</text:span>(a.<text:span text:style-name="T8">jug</text:span>[<text:span text:style-name="T7">0</text:span>]<text:span text:style-name="T1">!=</text:span><text:span text:style-name="T5">CAPACITY</text:span>[<text:span text:style-name="T7">0</text:span>] <text:span text:style-name="T1">&amp;&amp;</text:span> a.<text:span text:style-name="T8">jug</text:span>[<text:span text:style-name="T7">1</text:span>]<text:span text:style-name="T1">!=</text:span><text:span text:style-name="T7">0</text:span>){</text:p>
      <text:p text:style-name="P1"><text:span text:style-name="T5">x</text:span><text:span text:style-name="T1">=</text:span>a.<text:span text:style-name="T8">jug</text:span>[<text:span text:style-name="T7">0</text:span>];</text:p>
      <text:p text:style-name="P1"><text:span text:style-name="T5">y</text:span><text:span text:style-name="T1">=</text:span>a.<text:span text:style-name="T8">jug</text:span>[<text:span text:style-name="T7">1</text:span>];</text:p>
      <text:p text:style-name="P1"><text:span text:style-name="T5">x</text:span><text:span text:style-name="T1">=</text:span><text:span text:style-name="T5">x</text:span><text:span text:style-name="T8">+</text:span><text:span text:style-name="T5">y</text:span>;</text:p>
      <text:p text:style-name="P1"><text:span text:style-name="T2">if</text:span>(<text:span text:style-name="T5">x</text:span><text:span text:style-name="T1">&gt;</text:span><text:span text:style-name="T5">CAPACITY</text:span>[<text:span text:style-name="T7">0</text:span>]){</text:p>
      <text:p text:style-name="P1"><text:span text:style-name="T5">y</text:span><text:span text:style-name="T1">=</text:span><text:span text:style-name="T5">x</text:span><text:span text:style-name="T8">-</text:span><text:span text:style-name="T5">CAPACITY</text:span>[<text:span text:style-name="T7">0</text:span>];</text:p>
      <text:p text:style-name="P1"><text:span text:style-name="T5">x</text:span><text:span text:style-name="T1">=</text:span><text:span text:style-name="T5">CAPACITY</text:span>[<text:span text:style-name="T7">0</text:span>];</text:p>
      <text:p text:style-name="P1">}</text:p>
      <text:p text:style-name="P7">else</text:p>
      <text:p text:style-name="P1"><text:span text:style-name="T5">y</text:span><text:span text:style-name="T1">=</text:span><text:span text:style-name="T7">0</text:span>;</text:p>
      <text:p text:style-name="P1"><text:span text:style-name="T6">push</text:span>(<text:span text:style-name="T5">x</text:span>,<text:span text:style-name="T5">y</text:span>);</text:p>
      <text:p text:style-name="P1">}</text:p>
      <text:p text:style-name="P1"><text:soft-page-break/><text:span text:style-name="T2">if</text:span>(a.<text:span text:style-name="T8">jug</text:span>[<text:span text:style-name="T7">1</text:span>]<text:span text:style-name="T1">!=</text:span><text:span text:style-name="T5">CAPACITY</text:span>[<text:span text:style-name="T7">1</text:span>] <text:span text:style-name="T1">&amp;&amp;</text:span> a.<text:span text:style-name="T8">jug</text:span>[<text:span text:style-name="T7">0</text:span>]<text:span text:style-name="T1">!=</text:span><text:span text:style-name="T7">0</text:span>){</text:p>
      <text:p text:style-name="P1"><text:span text:style-name="T5">x</text:span><text:span text:style-name="T1">=</text:span>a.<text:span text:style-name="T8">jug</text:span>[<text:span text:style-name="T7">0</text:span>];</text:p>
      <text:p text:style-name="P1"><text:span text:style-name="T5">y</text:span><text:span text:style-name="T1">=</text:span>a.<text:span text:style-name="T8">jug</text:span>[<text:span text:style-name="T7">1</text:span>];</text:p>
      <text:p text:style-name="P1"><text:span text:style-name="T5">y</text:span><text:span text:style-name="T1">=</text:span><text:span text:style-name="T5">x</text:span><text:span text:style-name="T8">+</text:span><text:span text:style-name="T5">y</text:span>;</text:p>
      <text:p text:style-name="P1"><text:span text:style-name="T2">if</text:span>(<text:span text:style-name="T5">y</text:span><text:span text:style-name="T1">&gt;</text:span><text:span text:style-name="T5">CAPACITY</text:span>[<text:span text:style-name="T7">1</text:span>]){</text:p>
      <text:p text:style-name="P1"><text:span text:style-name="T5">x</text:span><text:span text:style-name="T1">=</text:span><text:span text:style-name="T5">y</text:span><text:span text:style-name="T8">-</text:span><text:span text:style-name="T5">CAPACITY</text:span>[<text:span text:style-name="T7">1</text:span>];</text:p>
      <text:p text:style-name="P1"><text:span text:style-name="T5">y</text:span><text:span text:style-name="T1">=</text:span><text:span text:style-name="T5">CAPACITY</text:span>[<text:span text:style-name="T7">1</text:span>];</text:p>
      <text:p text:style-name="P1">}</text:p>
      <text:p text:style-name="P7">else</text:p>
      <text:p text:style-name="P1"><text:span text:style-name="T5">x</text:span><text:span text:style-name="T1">=</text:span><text:span text:style-name="T7">0</text:span>;</text:p>
      <text:p text:style-name="P1"><text:span text:style-name="T6">push</text:span>(<text:span text:style-name="T5">x</text:span>,<text:span text:style-name="T5">y</text:span>);</text:p>
      <text:p text:style-name="P1">}</text:p>
      <text:p text:style-name="P1">}</text:p>
      <text:p text:style-name="P1"><text:span text:style-name="T1">bool</text:span> <text:span text:style-name="T6">goalState</text:span>(<text:span text:style-name="T5">state</text:span> a){</text:p>
      <text:p text:style-name="P1"><text:span text:style-name="T2">if</text:span>(a.<text:span text:style-name="T8">jug</text:span>[<text:span text:style-name="T7">0</text:span>]<text:span text:style-name="T1">==</text:span><text:span text:style-name="T5">DESIRED_CAP</text:span>)</text:p>
      <text:p text:style-name="P1"><text:span text:style-name="T2">return</text:span> <text:span text:style-name="T5">true</text:span>;</text:p>
      <text:p text:style-name="P1"><text:span text:style-name="T2">return</text:span> <text:span text:style-name="T5">false</text:span>;</text:p>
      <text:p text:style-name="P1">}</text:p>
      <text:p text:style-name="P1"><text:span text:style-name="T1">void</text:span> <text:span text:style-name="T6">initializeVisited</text:span>(){</text:p>
      <text:p text:style-name="P1"><text:span text:style-name="T1">int</text:span> <text:span text:style-name="T5">i</text:span>,<text:span text:style-name="T5">j</text:span>;</text:p>
      <text:p text:style-name="P1"><text:span text:style-name="T2">for</text:span>(<text:span text:style-name="T5">i</text:span><text:span text:style-name="T1">=</text:span><text:span text:style-name="T7">0</text:span>;<text:span text:style-name="T5">i</text:span><text:span text:style-name="T1">&lt;</text:span><text:span text:style-name="T5">CAPACITY</text:span>[<text:span text:style-name="T7">0</text:span>];<text:span text:style-name="T5">i</text:span><text:span text:style-name="T1">++</text:span>){</text:p>
      <text:p text:style-name="P1"><text:span text:style-name="T2">for</text:span>(<text:span text:style-name="T5">j</text:span><text:span text:style-name="T1">=</text:span><text:span text:style-name="T7">0</text:span>;<text:span text:style-name="T5">j</text:span><text:span text:style-name="T1">&lt;</text:span><text:span text:style-name="T5">CAPACITY</text:span>[<text:span text:style-name="T7">1</text:span>];<text:span text:style-name="T5">j</text:span><text:span text:style-name="T1">++</text:span>){</text:p>
      <text:p text:style-name="P1"><text:span text:style-name="T5">visited</text:span>[<text:span text:style-name="T5">i</text:span>][<text:span text:style-name="T5">j</text:span>]<text:span text:style-name="T1">=</text:span><text:span text:style-name="T5">false</text:span>;</text:p>
      <text:p text:style-name="P1">}</text:p>
      <text:p text:style-name="P1">}</text:p>
      <text:p text:style-name="P1">}</text:p>
      <text:p text:style-name="P1"><text:span text:style-name="T1">int</text:span> <text:span text:style-name="T6">main</text:span>(){</text:p>
      <text:p text:style-name="P1"><text:span text:style-name="T6">initializeVisited</text:span>();</text:p>
      <text:p text:style-name="P1"><text:span text:style-name="T5">state</text:span> <text:span text:style-name="T5">curr</text:span><text:span text:style-name="T1">=</text:span><text:span text:style-name="T5">state</text:span>{{<text:span text:style-name="T7">0</text:span>,<text:span text:style-name="T7">0</text:span>}};</text:p>
      <text:p text:style-name="P1"><text:span text:style-name="T6">push</text:span>(<text:span text:style-name="T5">curr</text:span>.<text:span text:style-name="T8">jug</text:span>[<text:span text:style-name="T7">0</text:span>],<text:span text:style-name="T5">curr</text:span>.<text:span text:style-name="T8">jug</text:span>[<text:span text:style-name="T7">1</text:span>]);</text:p>
      <text:p text:style-name="P1"><text:span text:style-name="T2">while</text:span>(<text:span text:style-name="T1">!</text:span><text:span text:style-name="T5">stack</text:span>.<text:span text:style-name="T6">empty</text:span>()){</text:p>
      <text:p text:style-name="P1"><text:span text:style-name="T5">curr</text:span><text:span text:style-name="T6">=</text:span><text:span text:style-name="T5">stack</text:span>.<text:span text:style-name="T6">front</text:span>();</text:p>
      <text:p text:style-name="P1"><text:span text:style-name="T5">stack</text:span>.<text:span text:style-name="T6">pop_front</text:span>();</text:p>
      <text:p text:style-name="P1"><text:span text:style-name="T2">if</text:span>(<text:span text:style-name="T1">!</text:span><text:span text:style-name="T5">visited</text:span>[<text:span text:style-name="T5">curr</text:span>.<text:span text:style-name="T8">jug</text:span>[<text:span text:style-name="T7">0</text:span>]][<text:span text:style-name="T5">curr</text:span>.<text:span text:style-name="T8">jug</text:span>[<text:span text:style-name="T7">1</text:span>]]){</text:p>
      <text:p text:style-name="P1"><text:span text:style-name="T5">visited</text:span>[<text:span text:style-name="T5">curr</text:span>.<text:span text:style-name="T8">jug</text:span>[<text:span text:style-name="T7">0</text:span>]][<text:span text:style-name="T5">curr</text:span>.<text:span text:style-name="T8">jug</text:span>[<text:span text:style-name="T7">1</text:span>]]<text:span text:style-name="T1">=</text:span><text:span text:style-name="T5">true</text:span>;</text:p>
      <text:p text:style-name="P1"><text:span text:style-name="T5">cout</text:span><text:span text:style-name="T6">&lt;&lt;</text:span><text:span text:style-name="T3">"</text:span><text:span text:style-name="T4">Visiting </text:span><text:span text:style-name="T3">"</text:span><text:span text:style-name="T6">&lt;&lt;</text:span><text:span text:style-name="T5">curr</text:span>.<text:span text:style-name="T8">jug</text:span>[<text:span text:style-name="T7">0</text:span>]<text:span text:style-name="T6">&lt;&lt;</text:span><text:span text:style-name="T3">"</text:span><text:span text:style-name="T4"> </text:span><text:span text:style-name="T3">"</text:span><text:span text:style-name="T6">&lt;&lt;</text:span><text:span text:style-name="T5">curr</text:span>.<text:span text:style-name="T8">jug</text:span>[<text:span text:style-name="T7">1</text:span>]<text:span text:style-name="T6">&lt;&lt;endl</text:span>;</text:p>
      <text:p text:style-name="P1"><text:span text:style-name="T2">if</text:span>(<text:span text:style-name="T6">goalState</text:span>(<text:span text:style-name="T5">curr</text:span>)){</text:p>
      <text:p text:style-name="P1"><text:span text:style-name="T5">cout</text:span><text:span text:style-name="T6">&lt;&lt;</text:span><text:span text:style-name="T3">"</text:span><text:span text:style-name="T4">Goal state reached</text:span><text:span text:style-name="T3">"</text:span><text:span text:style-name="T6">&lt;&lt;endl</text:span>;</text:p>
      <text:p text:style-name="P1"><text:span text:style-name="T2">break</text:span>;</text:p>
      <text:p text:style-name="P1">}</text:p>
      <text:p text:style-name="P1"><text:span text:style-name="T6">empty</text:span>(<text:span text:style-name="T5">curr</text:span>);</text:p>
      <text:p text:style-name="P1"><text:span text:style-name="T6">fill</text:span>(<text:span text:style-name="T5">curr</text:span>);</text:p>
      <text:p text:style-name="P1"><text:span text:style-name="T6">transfer</text:span>(<text:span text:style-name="T5">curr</text:span>);</text:p>
      <text:p text:style-name="P1">}</text:p>
      <text:p text:style-name="P1"><text:span text:style-name="T2">else</text:span>{</text:p>
      <text:p text:style-name="P1"><text:span text:style-name="T9">//</text:span><text:span text:style-name="T10">cout&lt;&lt;"Already visited "&lt;&lt;curr.jug[0]&lt;&lt;" "&lt;&lt;curr.jug[1]&lt;&lt;endl;</text:span></text:p>
      <text:p text:style-name="P1">}</text:p>
      <text:p text:style-name="P1">}</text:p>
      <text:p text:style-name="P1">}</text:p>
      <text:p text:style-name="P3"><text:span text:style-name="T3"/></text:p>
      <text:p text:style-name="P2"><text:soft-page-break/></text:p>
      <text:p text:style-name="P6">Output :</text:p>
      <text:p text:style-name="P12"><text:s text:c="9"/>Pushing 0 0</text:p>
      <text:p text:style-name="P12">Visiting 0 0</text:p>
      <text:p text:style-name="P12"><text:s text:c="9"/>Pushing 3 0</text:p>
      <text:p text:style-name="P12"><text:s text:c="9"/>Pushing 0 4</text:p>
      <text:p text:style-name="P12">Visiting 0 4</text:p>
      <text:p text:style-name="P12"><text:s text:c="9"/>Pushing 0 0</text:p>
      <text:p text:style-name="P12"><text:s text:c="9"/>Pushing 3 4</text:p>
      <text:p text:style-name="P12"><text:s text:c="9"/>Pushing 3 1</text:p>
      <text:p text:style-name="P12">Visiting 3 1</text:p>
      <text:p text:style-name="P12"><text:s text:c="9"/>Pushing 0 1</text:p>
      <text:p text:style-name="P12"><text:s text:c="9"/>Pushing 3 0</text:p>
      <text:p text:style-name="P12"><text:s text:c="9"/>Pushing 3 4</text:p>
      <text:p text:style-name="P12"><text:s text:c="9"/>Pushing 0 4</text:p>
      <text:p text:style-name="P12">Visiting 3 4</text:p>
      <text:p text:style-name="P12"><text:s text:c="9"/>Pushing 0 4</text:p>
      <text:p text:style-name="P12"><text:s text:c="9"/>Pushing 3 0</text:p>
      <text:p text:style-name="P12">Visiting 3 0</text:p>
      <text:p text:style-name="P12"><text:s text:c="9"/>Pushing 0 0</text:p>
      <text:p text:style-name="P12"><text:s text:c="9"/>Pushing 3 4</text:p>
      <text:p text:style-name="P12"><text:s text:c="9"/>Pushing 0 3</text:p>
      <text:p text:style-name="P12">Visiting 0 3</text:p>
      <text:p text:style-name="P12"><text:s text:c="9"/>Pushing 0 0</text:p>
      <text:p text:style-name="P12"><text:s text:c="9"/>Pushing 3 3</text:p>
      <text:p text:style-name="P12"><text:s text:c="9"/>Pushing 0 4</text:p>
      <text:p text:style-name="P12"><text:s text:c="9"/>Pushing 3 0</text:p>
      <text:p text:style-name="P12">Visiting 3 3</text:p>
      <text:p text:style-name="P12"><text:s text:c="9"/>Pushing 0 3</text:p>
      <text:p text:style-name="P12"><text:s text:c="9"/>Pushing 3 0</text:p>
      <text:p text:style-name="P12"><text:s text:c="9"/>Pushing 3 4</text:p>
      <text:p text:style-name="P12"><text:s text:c="9"/>Pushing 2 4</text:p>
      <text:p text:style-name="P12">Visiting 2 4</text:p>
      <text:p text:style-name="P12">Goal state reached</text:p>
      <text:p text:style-name="P12"/>
      <text:p text:style-name="P12"/>
      <text:p text:style-name="P12"/>
      <text:p text:style-name="P12"><text:span text:style-name="T11">Conclusion </text:span>: This Experiment was successfully executed and the output was verified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0:58:18.374410468</meta:creation-date>
    <dc:date>2021-04-05T01:09:50.628407501</dc:date>
    <meta:editing-duration>PT1M20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3" meta:paragraph-count="126" meta:word-count="250" meta:character-count="2140" meta:non-whitespace-character-count="1809"/>
  </office:meta>
</office:document-meta>
</file>